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n>0</mn>
      <mrow>
        <mi/>
        <mover>
          <mo stretchy="false">=</mo>
          <mi>!</mi>
        </mover>
        <mi/>
      </mrow>
      <mo stretchy="false">δ</mo>
      <mi>S</mi>
      <mrow>
        <mi/>
        <mo stretchy="false">=</mo>
        <mi/>
      </mrow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row>
        <munderover>
          <mo stretchy="false">∑</mo>
          <mrow>
            <mi>j</mi>
            <mo stretchy="false">=</mo>
            <mn>1</mn>
          </mrow>
          <mi>S</mi>
        </munderover>
        <mfenced open="[" close="]">
          <mrow>
            <mo stretchy="false">δ</mo>
            <msub>
              <mi>p</mi>
              <mi>j</mi>
            </msub>
            <mfenced open="(" close=")">
              <mrow>
                <mover accent="true">
                  <msub>
                    <mi>q</mi>
                    <mi>j</mi>
                  </msub>
                  <mo stretchy="false">˙</mo>
                </mover>
                <mrow>
                  <mi/>
                  <mo stretchy="false">−</mo>
                  <mi/>
                </mrow>
                <mfrac>
                  <mrow>
                    <mo stretchy="false">∂</mo>
                    <mi>H</mi>
                  </mrow>
                  <mrow>
                    <mo stretchy="false">∂</mo>
                    <msub>
                      <mi>p</mi>
                      <mi>j</mi>
                    </msub>
                  </mrow>
                </mfrac>
              </mrow>
            </mfenced>
            <mrow>
              <mi/>
              <mo stretchy="false">−</mo>
              <mi/>
            </mrow>
            <mo stretchy="false">δ</mo>
            <msub>
              <mi>q</mi>
              <mi>j</mi>
            </msub>
            <mfenced open="(" close=")">
              <mrow>
                <mover accent="true">
                  <msub>
                    <mi>p</mi>
                    <mi>j</mi>
                  </msub>
                  <mo stretchy="false">˙</mo>
                </mover>
                <mrow>
                  <mi/>
                  <mo stretchy="false">+</mo>
                  <mi/>
                </mrow>
                <mfrac>
                  <mrow>
                    <mo stretchy="false">∂</mo>
                    <mi>H</mi>
                  </mrow>
                  <mrow>
                    <mo stretchy="false">∂</mo>
                    <msub>
                      <mi>q</mi>
                      <mi>j</mi>
                    </msub>
                  </mrow>
                </mfrac>
              </mrow>
            </mfenced>
          </mrow>
        </mfenced>
      </mrow>
    </mrow>
    <annotation encoding="StarMath 5.0">0 ` = csup ! ` %delta S `=` int from t_1 to t_2 "d" t sum from j=1 to S left [ %delta p_j left ( dot q_j `-` {partial H} over {partial p_j}  right ) `-` %delta q_j left ( dot p_j `+` {partial H} over {partial q_j}  right ) 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51:26.160000000</meta:creation-date>
    <meta:generator>LibreOffice/4.1.4.2$Windows_x86 LibreOffice_project/0a0440ccc0227ad9829de5f46be37cfb6edcf72</meta:generator>
  </office:meta>
</office:document-meta>
</file>